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636a" officeooo:paragraph-rsid="000f636a"/>
    </style:style>
    <style:style style:name="P2" style:family="paragraph" style:parent-style-name="Text_20_body">
      <style:text-properties officeooo:rsid="000f96ec" officeooo:paragraph-rsid="00124009"/>
    </style:style>
    <style:style style:name="P3" style:family="paragraph" style:parent-style-name="Text_20_body">
      <style:text-properties officeooo:rsid="0010baa5" officeooo:paragraph-rsid="0010baa5"/>
    </style:style>
    <style:style style:name="T1" style:family="text">
      <style:text-properties fo:font-style="italic" style:font-style-asian="italic" style:font-style-complex="italic"/>
    </style:style>
    <style:style style:name="T2" style:family="text">
      <style:text-properties fo:font-style="italic" officeooo:rsid="000fe7cb" style:font-style-asian="italic" style:font-style-complex="italic"/>
    </style:style>
    <style:style style:name="T3" style:family="text">
      <style:text-properties fo:font-style="italic" officeooo:rsid="00124009" style:font-style-asian="italic" style:font-style-complex="italic"/>
    </style:style>
    <style:style style:name="T4" style:family="text">
      <style:text-properties fo:font-style="italic" fo:font-weight="bold" officeooo:rsid="000fe7cb"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4981f" style:font-style-asian="italic" style:font-weight-asian="normal" style:font-style-complex="italic" style:font-weight-complex="normal"/>
    </style:style>
    <style:style style:name="T7" style:family="text">
      <style:text-properties fo:font-style="italic" fo:font-weight="normal" officeooo:rsid="00151c39"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0fe7cb" style:font-style-asian="normal" style:font-style-complex="normal"/>
    </style:style>
    <style:style style:name="T10" style:family="text">
      <style:text-properties fo:font-style="normal" officeooo:rsid="0010baa5" style:font-style-asian="normal" style:font-style-complex="normal"/>
    </style:style>
    <style:style style:name="T11" style:family="text">
      <style:text-properties fo:font-style="normal" officeooo:rsid="00124009"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fe7cb" style:font-style-asian="normal" style:font-weight-asian="normal" style:font-style-complex="normal" style:font-weight-complex="normal"/>
    </style:style>
    <style:style style:name="T14" style:family="text">
      <style:text-properties fo:font-style="normal" fo:font-weight="normal" officeooo:rsid="0014981f" style:font-style-asian="normal" style:font-weight-asian="normal" style:font-style-complex="normal" style:font-weight-complex="normal"/>
    </style:style>
    <style:style style:name="T15" style:family="text">
      <style:text-properties fo:font-style="normal" fo:font-weight="normal" officeooo:rsid="00151c39" style:font-style-asian="normal" style:font-weight-asian="normal" style:font-style-complex="normal" style:font-weight-complex="normal"/>
    </style:style>
    <style:style style:name="T16" style:family="text">
      <style:text-properties fo:font-style="normal" fo:font-weight="normal" officeooo:rsid="00168346" style:font-style-asian="normal" style:font-weight-asian="normal" style:font-style-complex="normal" style:font-weight-complex="normal"/>
    </style:style>
    <style:style style:name="T17" style:family="text">
      <style:text-properties fo:font-style="normal" fo:font-weight="bold" officeooo:rsid="00151c39"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oftware Architecture</text:h>
      <text:p text:style-name="Text_20_body"/>
      <text:p text:style-name="P1">The game of battleship is built in Python using a total of five classes. These classes are <text:span text:style-name="T1">Game</text:span><text:span text:style-name="T8">, </text:span><text:span text:style-name="T1">Ship</text:span><text:span text:style-name="T8">, </text:span><text:span text:style-name="T1">Board</text:span><text:span text:style-name="T8">, </text:span><text:span text:style-name="T1">Player </text:span><text:span text:style-name="T8">and </text:span><text:span text:style-name="T1">BDIAgent</text:span><text:span text:style-name="T8">. </text:span></text:p>
      <text:p text:style-name="P1"><text:span text:style-name="T8">The Game class is the most abstract class and uses methods and logic </text:span><text:span text:style-name="T10">found in</text:span><text:span text:style-name="T8"> other classes in order to describe in what manner a session of Battleship is played. In this class such things a</text:span><text:span text:style-name="T10">s</text:span><text:span text:style-name="T8"> switching between players and switching between the two game stages </text:span><text:span text:style-name="T10">of Battleship </text:span><text:span text:style-name="T8">is facilitated.</text:span></text:p>
      <text:p text:style-name="P1"><text:span text:style-name="T8">Battleship evolves around figuring out the locations of the opponents ships by choosing locations to hit. Ships, therefore, are an important element of the game. Battleship uses a total of five ship types. These are the carrier, battleship, cruiser, submarine and destroyer. Within the game these ships differ in only two ways. These are the label or name and the dimensions of the vessel. Due to this ships have been coded by using an inheritance structure. The </text:span><text:span text:style-name="T1">Ship</text:span><text:span text:style-name="T8"> class holds all information and behavior which is found in all ship types. Each particular ship type is represented by means of a ship specific </text:span><text:span text:style-name="T10">class</text:span><text:span text:style-name="T8"> which inherits from the </text:span><text:span text:style-name="T1">Ship</text:span><text:span text:style-name="T8"> class.</text:span></text:p>
      <text:p text:style-name="P2"><text:span text:style-name="T8">Each player has a board at its disposal. In the original version of Battleship, the board holds information on both the location of one players own ships as well as locations of the opponents board which were hit. These locations are marked in such a way as to show whether the location harbored a ship or not. In the Python implementation of Battleship, the </text:span><text:span text:style-name="T1">Board</text:span><text:span text:style-name="T8"> class holds similar information. It uses a </text:span><text:span text:style-name="T1">hitgrid</text:span><text:span text:style-name="T8"> to keep track of locations which are hit by the opponent as well as a </text:span><text:span text:style-name="T1">placesIShot</text:span><text:span text:style-name="T8"> grid. The </text:span><text:span text:style-name="T3">placesIShot</text:span><text:span text:style-name="T11"> grid</text:span><text:span text:style-name="T8"> is used to keep track of hit locations o</text:span><text:span text:style-name="T11">n</text:span><text:span text:style-name="T8"> the opponents board, </text:span><text:span text:style-name="T11">while the </text:span><text:span text:style-name="T3">hitgrid</text:span><text:span text:style-name="T11"> represents hit locations on the players own board</text:span><text:span text:style-name="T8">. </text:span><text:span text:style-name="T9">The </text:span><text:span text:style-name="T2">Board</text:span><text:span text:style-name="T4"> </text:span><text:span text:style-name="T13">class, aside from holding information on the game state, also facilitates placing ships on the board as well as processing shots.</text:span></text:p>
      <text:p text:style-name="P3"><text:span text:style-name="T13">F</text:span><text:span text:style-name="T12">inally there are the </text:span><text:span text:style-name="T5">Player</text:span><text:span text:style-name="T12"> and </text:span><text:span text:style-name="T5">BDIAgent</text:span><text:span text:style-name="T12"> classes. These represent agents which are able to participate in a session of Battleship. </text:span><text:span text:style-name="T14">The former class has methods which enables a player to place ships on the board, check whether the player is still ‘alive’, what needs to be done in order to receive a hit and how to shoot. These are the basic actions necessary for any player to play Battleship. </text:span><text:span text:style-name="T6">BDIAgent</text:span><text:span text:style-name="T14"> is a sub-class of </text:span><text:span text:style-name="T6">Player</text:span><text:span text:style-name="T14"> and therefore inherits all these necessary actions. In addition the agent class has methods which enable the class to autonomously engage in the game. </text:span><text:span text:style-name="T15">The specif ways in which the </text:span><text:span text:style-name="T7">BDIAgent</text:span><text:span text:style-name="T15"> arrives at its decisions may be found in section </text:span><text:span text:style-name="T17">INSERT SECTION HERE</text:span><text:span text:style-name="T15">. </text:span><text:span text:style-name="T16">This section introduces the Believe Decision Intention (BDI) logics involved.</text:span></text:p>
      <text:p text:style-name="P1"><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8:46:47.172145584</meta:creation-date>
    <dc:date>2018-06-04T19:23:48.194416317</dc:date>
    <meta:editing-duration>PT36M56S</meta:editing-duration>
    <meta:editing-cycles>9</meta:editing-cycles>
    <meta:generator>LibreOffice/5.1.6.2$Linux_X86_64 LibreOffice_project/10m0$Build-2</meta:generator>
    <meta:document-statistic meta:table-count="0" meta:image-count="0" meta:object-count="0" meta:page-count="1" meta:paragraph-count="6" meta:word-count="453" meta:character-count="2655" meta:non-whitespace-character-count="2207"/>
  </office:meta>
</office:document-meta>
</file>